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41000000182431E1FEA30D204BC.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1000000100000128000000C455670E139DB0B7ED.png" manifest:media-type="image/png"/>
  <manifest:file-entry manifest:full-path="Pictures/100000010000026C000000D25879E7112B686915.png" manifest:media-type="image/png"/>
  <manifest:file-entry manifest:full-path="Pictures/TablePreview1.svm" manifest:media-type=""/>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draw:fill-color="#ffa500" draw:textarea-horizontal-align="justify" draw:textarea-vertical-align="middle" draw:auto-grow-height="false" fo:min-height="13.507cm" fo:min-width="2.038cm"/>
    </style:style>
    <style:style style:name="gr17" style:family="graphic" style:parent-style-name="Standard_5f_1">
      <style:graphic-properties draw:stroke="none" draw:fill-color="#d4ea6b" draw:textarea-horizontal-align="justify" draw:textarea-vertical-align="middle" draw:auto-grow-height="false" fo:min-height="8.294cm" fo:min-width="0.142cm"/>
    </style:style>
    <style:style style:name="gr18" style:family="graphic" style:parent-style-name="Standard_5f_1">
      <style:graphic-properties draw:stroke="none" draw:fill-color="#ff5429" draw:textarea-horizontal-align="justify" draw:textarea-vertical-align="middle" draw:auto-grow-height="false" fo:min-height="4.459cm" fo:min-width="0cm"/>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1"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5"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7"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9"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3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3"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5"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6"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0" style:family="graphic" style:parent-style-name="Standard_5f_1">
      <style:graphic-properties draw:stroke="none" draw:fill-color="#d4ea6b" draw:textarea-horizontal-align="justify" draw:textarea-vertical-align="middle" draw:auto-grow-height="false" fo:min-height="26.114cm" fo:min-width="1.288cm"/>
    </style:style>
    <style:style style:name="gr41" style:family="graphic" style:parent-style-name="Standard_5f_1">
      <style:graphic-properties draw:stroke="none" draw:fill-color="#b4c7dc" draw:textarea-horizontal-align="justify" draw:textarea-vertical-align="middle" draw:auto-grow-height="false" fo:min-height="14.281cm" fo:min-width="1.14cm"/>
    </style:style>
    <style:style style:name="gr42" style:family="graphic" style:parent-style-name="standard">
      <style:graphic-properties draw:stroke="none" draw:fill-color="#d4ea6b" draw:textarea-horizontal-align="justify" draw:textarea-vertical-align="middle" draw:auto-grow-height="false" fo:min-height="1.749cm" fo:min-width="7.65cm"/>
    </style:style>
    <style:style style:name="gr4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4"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5"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7"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8"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9" style:family="graphic" style:parent-style-name="Standard_5f_7">
      <style:graphic-properties draw:stroke="none" draw:fill-color="#ffa500" draw:textarea-horizontal-align="justify" draw:textarea-vertical-align="middle" draw:auto-grow-height="false" fo:min-height="13.507cm" fo:min-width="2.038cm"/>
    </style:style>
    <style:style style:name="gr50" style:family="graphic" style:parent-style-name="Standard_5f_7">
      <style:graphic-properties draw:stroke="none" draw:fill-color="#afeeee" draw:textarea-horizontal-align="justify" draw:textarea-vertical-align="middle" draw:auto-grow-height="false" fo:min-height="4.064cm" fo:min-width="7.65cm"/>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3"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4"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5"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7"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9"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0" style:family="graphic" style:parent-style-name="Standard_5f_2">
      <style:graphic-properties draw:stroke="none" draw:fill-color="#355269" draw:textarea-horizontal-align="justify" draw:textarea-vertical-align="middle" draw:auto-grow-height="false" fo:min-height="14.281cm" fo:min-width="1.14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62"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3"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4" style:family="graphic" style:parent-style-name="Standard_5f_2">
      <style:graphic-properties draw:stroke="none" draw:fill-color="#355269" draw:textarea-horizontal-align="justify" draw:textarea-vertical-align="middle" draw:auto-grow-height="false" fo:min-height="4.459cm" fo:min-width="0.32cm"/>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7"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8"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70"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72" style:family="graphic" style:parent-style-name="Standard_5f_5_5f_1">
      <style:graphic-properties draw:stroke="none" draw:fill-color="#ff5429" draw:textarea-horizontal-align="justify" draw:textarea-vertical-align="middle" draw:auto-grow-height="false" fo:min-height="14.281cm" fo:min-width="1.14cm"/>
    </style:style>
    <style:style style:name="gr73" style:family="graphic" style:parent-style-name="Standard_5f_5_5f_1">
      <style:graphic-properties draw:stroke="none" draw:fill-color="#3465a4" draw:textarea-horizontal-align="justify" draw:textarea-vertical-align="middle" draw:auto-grow-height="false" fo:min-height="25.965cm" fo:min-width="0.384cm"/>
    </style:style>
    <style:style style:name="gr74"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7"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8"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9"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1"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82"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4" style:family="graphic" style:parent-style-name="standard">
      <style:graphic-properties draw:stroke="none" draw:fill-color="#afeeee" draw:textarea-horizontal-align="justify" draw:textarea-vertical-align="middle" draw:auto-grow-height="false" fo:min-height="2.465cm" fo:min-width="13.334cm"/>
    </style:style>
    <style:style style:name="gr8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6"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7"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8" style:family="graphic" style:parent-style-name="Standard_5f_2">
      <style:graphic-properties draw:stroke="none" draw:fill-color="#b4c7dc" draw:textarea-horizontal-align="justify" draw:textarea-vertical-align="middle" draw:auto-grow-height="false" fo:min-height="4.459cm" fo:min-width="0.32cm"/>
    </style:style>
    <style:style style:name="gr89"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90"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91" style:family="graphic" style:parent-style-name="standard">
      <style:graphic-properties draw:stroke="none" draw:fill-color="#afeeee" draw:textarea-horizontal-align="justify" draw:textarea-vertical-align="middle" draw:auto-grow-height="false" fo:min-height="1.865cm" fo:min-width="7.65cm"/>
    </style:style>
    <style:style style:name="gr92" style:family="graphic" style:parent-style-name="Standard_5f_8">
      <style:graphic-properties draw:stroke="none" draw:fill-color="#ffa500" draw:textarea-horizontal-align="justify" draw:textarea-vertical-align="middle" draw:auto-grow-height="false" fo:min-height="13.506cm" fo:min-width="2.038cm"/>
    </style:style>
    <style:style style:name="gr93" style:family="graphic" style:parent-style-name="Standard_5f_8">
      <style:graphic-properties draw:stroke="none" draw:fill-color="#afeeee" draw:textarea-horizontal-align="justify" draw:textarea-vertical-align="middle" draw:auto-grow-height="false" fo:min-height="4.064cm" fo:min-width="7.65cm"/>
    </style:style>
    <style:style style:name="gr94"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5" style:family="graphic" style:parent-style-name="Standard_5f_2">
      <style:graphic-properties draw:stroke="none" draw:fill="none" fo:min-height="0.788cm"/>
      <style:paragraph-properties style:writing-mode="lr-tb"/>
    </style:style>
    <style:style style:name="gr96" style:family="graphic" style:parent-style-name="Standard_5f_2">
      <style:graphic-properties draw:stroke="none" draw:fill="none" fo:min-height="1.575cm"/>
      <style:paragraph-properties style:writing-mode="lr-tb"/>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0"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0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2"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0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04"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5"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6" style:family="graphic" style:parent-style-name="Standard_5f_8">
      <style:graphic-properties draw:stroke="none" draw:fill-color="#d62e4e" draw:textarea-horizontal-align="justify" draw:textarea-vertical-align="middle" draw:auto-grow-height="false" fo:min-height="13.506cm" fo:min-width="2.038cm"/>
    </style:style>
    <style:style style:name="gr107" style:family="graphic" style:parent-style-name="Standard_5f_8">
      <style:graphic-properties draw:stroke="none" draw:fill-color="#ff6d6d" draw:textarea-horizontal-align="justify" draw:textarea-vertical-align="middle" draw:auto-grow-height="false" fo:min-height="3.149cm" fo:min-width="7.65cm"/>
    </style:style>
    <style:style style:name="gr108"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09" style:family="graphic" style:parent-style-name="Standard_5f_9">
      <style:graphic-properties draw:stroke="none" draw:fill="none" fo:min-height="3.045cm"/>
      <style:paragraph-properties style:writing-mode="lr-tb"/>
    </style:style>
    <style:style style:name="gr110" style:family="graphic" style:parent-style-name="Standard_5f_5_5f_1">
      <style:graphic-properties draw:stroke="none" draw:fill-color="#ff5429" draw:textarea-horizontal-align="justify" draw:textarea-vertical-align="middle" draw:auto-grow-height="false" fo:min-height="4.459cm" fo:min-width="0.32cm"/>
    </style:style>
    <style:style style:name="gr111"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2.53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graphic-properties draw:textarea-vertical-align="top" fo:min-height="1.573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0.8cm"/>
      <style:paragraph-properties style:writing-mode="lr-tb"/>
    </style:style>
    <style:style style:name="pr30" style:family="presentation" style:parent-style-name="Default-title">
      <style:graphic-properties draw:textarea-vertical-align="top" fo:min-height="2.605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2.4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1.423cm"/>
      <style:paragraph-properties style:writing-mode="lr-tb"/>
    </style:style>
    <style:style style:name="pr35" style:family="presentation" style:parent-style-name="Default-title">
      <style:graphic-properties draw:textarea-vertical-align="top" fo:min-height="1.59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title">
      <style:graphic-properties draw:textarea-vertical-align="top" fo:min-height="1.425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3.473cm"/>
      <style:paragraph-properties style:writing-mode="lr-tb"/>
    </style:style>
    <style:style style:name="pr41" style:family="presentation" style:parent-style-name="Default-title">
      <style:graphic-properties draw:textarea-vertical-align="top" fo:min-height="5.20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title">
      <style:graphic-properties draw:textarea-vertical-align="top" fo:min-height="1.873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title">
      <style:graphic-properties draw:textarea-vertical-align="top" fo:min-height="0.86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_5f_-title">
      <style:graphic-properties draw:textarea-vertical-align="top" fo:min-height="1.267cm"/>
      <style:paragraph-properties style:writing-mode="lr-tb"/>
    </style:style>
    <style:style style:name="pr90" style:family="presentation" style:parent-style-name="Default_5f_-outline1" style:list-style-name="L5">
      <style:graphic-properties fo:min-height="11.929cm"/>
      <style:paragraph-properties style:writing-mode="lr-tb"/>
    </style:style>
    <style:style style:name="pr91" style:family="presentation" style:parent-style-name="Default_5f_-notes" style:list-style-name="L1">
      <style:graphic-properties draw:fill-color="#ffffff" draw:auto-grow-height="true" fo:min-height="13.365cm"/>
      <style:paragraph-properties style:writing-mode="lr-tb"/>
    </style:style>
    <style:style style:name="pr92" style:family="presentation" style:parent-style-name="Default-title">
      <style:graphic-properties draw:textarea-vertical-align="top" fo:min-height="5.677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_5f_-title">
      <style:graphic-properties draw:textarea-vertical-align="top" fo:min-height="1.303cm"/>
      <style:paragraph-properties style:writing-mode="lr-tb"/>
    </style:style>
    <style:style style:name="pr95" style:family="presentation" style:parent-style-name="Default_5f_-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draw:fill-color="#ffff00"/>
      <style:paragraph-properties fo:text-align="center"/>
    </style:style>
    <style:style style:name="P32" style:family="paragraph">
      <style:paragraph-properties fo:margin-left="0cm" fo:margin-right="0cm" fo:margin-top="0.37cm" fo:margin-bottom="0cm" fo:text-align="start" fo:text-indent="0cm">
        <style:tab-stops/>
      </style:paragraph-properties>
    </style:style>
    <style:style style:name="P33" style:family="paragraph">
      <loext:graphic-properties draw:fill="none" draw:fill-color="#ffffff"/>
      <style:paragraph-properties style:writing-mode="lr-tb"/>
      <style:text-properties fo:font-size="18pt"/>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fo:font-size="18pt"/>
    </style:style>
    <style:style style:name="P36"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text-align="center"/>
      <style:text-properties fo:font-size="32pt" style:font-size-asian="32pt" style:font-size-complex="32pt"/>
    </style:style>
    <style:style style:name="P39" style:family="paragraph">
      <style:paragraph-properties fo:margin-left="0.1cm" fo:margin-right="0cm" fo:margin-top="0cm" fo:margin-bottom="0cm" fo:text-align="start" fo:text-indent="0cm"/>
      <style:text-properties style:font-size-asian="24pt" style:font-size-complex="24pt"/>
    </style:style>
    <style:style style:name="P40" style:family="paragraph">
      <style:paragraph-properties fo:text-align="start"/>
      <style:text-properties fo:font-size="24pt" style:font-size-asian="24pt" style:font-size-complex="24pt"/>
    </style:style>
    <style:style style:name="P41" style:family="paragraph">
      <style:text-properties fo:font-size="24pt" style:font-size-asian="24pt" style:font-size-complex="24pt"/>
    </style:style>
    <style:style style:name="P42" style:family="paragraph">
      <loext:graphic-properties draw:fill-color="#b4c7dc"/>
      <style:paragraph-properties fo:text-align="center"/>
      <style:text-properties fo:language="fr" fo:country="FR"/>
    </style:style>
    <style:style style:name="P43"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4" style:family="paragraph">
      <style:paragraph-properties fo:margin-left="0cm" fo:margin-right="0cm" fo:margin-top="0.495cm" fo:margin-bottom="0cm" fo:text-align="start" fo:text-indent="0cm">
        <style:tab-stops/>
      </style:paragraph-properties>
    </style:style>
    <style:style style:name="P45" style:family="paragraph">
      <loext:graphic-properties draw:fill="none" draw:fill-color="#ffffff"/>
      <style:paragraph-properties fo:text-align="start" style:writing-mode="lr-tb"/>
    </style:style>
    <style:style style:name="P46" style:family="paragraph">
      <style:paragraph-properties fo:margin-left="0cm" fo:margin-right="0cm" fo:margin-top="0.397cm" fo:margin-bottom="0cm" fo:text-align="start" fo:text-indent="0cm">
        <style:tab-stops/>
      </style:paragraph-properties>
    </style:style>
    <style:style style:name="P47"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8"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9"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0"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1" style:family="paragraph">
      <style:paragraph-properties>
        <style:tab-stops>
          <style:tab-stop style:position="18.804cm"/>
        </style:tab-stops>
      </style:paragraph-properties>
    </style:style>
    <style:style style:name="P5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3" style:family="paragraph">
      <loext:graphic-properties draw:fill-color="#355269"/>
      <style:paragraph-properties fo:text-align="center"/>
      <style:text-properties fo:language="fr" fo:country="FR"/>
    </style:style>
    <style:style style:name="P54" style:family="paragraph">
      <loext:graphic-properties draw:fill-color="#158466"/>
      <style:paragraph-properties fo:text-align="center"/>
      <style:text-properties fo:language="fr" fo:country="FR"/>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7" style:family="paragraph">
      <style:paragraph-properties fo:text-align="start" style:writing-mode="lr-tb"/>
      <style:text-properties fo:font-size="28pt" fo:language="fr" fo:country="FR" fo:font-weight="bold" style:font-size-asian="28pt" style:font-size-complex="28pt"/>
    </style:style>
    <style:style style:name="P58" style:family="paragraph">
      <loext:graphic-properties draw:fill-color="#3465a4"/>
      <style:paragraph-properties fo:text-align="center"/>
      <style:text-properties fo:language="fr" fo:country="FR"/>
    </style:style>
    <style:style style:name="P5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0" style:family="paragraph">
      <loext:graphic-properties draw:fill="none" draw:fill-color="#ffffff"/>
      <style:paragraph-properties fo:text-align="center" style:writing-mode="lr-tb"/>
    </style:style>
    <style:style style:name="P61" style:family="paragraph">
      <style:paragraph-properties fo:margin-left="0cm" fo:margin-right="0cm" fo:margin-top="0.297cm" fo:margin-bottom="0cm" fo:text-align="start" fo:text-indent="0cm">
        <style:tab-stops/>
      </style:paragraph-properties>
    </style:style>
    <style:style style:name="P62" style:family="paragraph">
      <loext:graphic-properties draw:fill="none" draw:fill-color="#ffffff"/>
      <style:paragraph-properties fo:text-align="end" style:writing-mode="lr-tb"/>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4" style:family="paragraph">
      <loext:graphic-properties draw:fill-color="#ffd8ce"/>
      <style:paragraph-properties fo:text-align="center"/>
      <style:text-properties fo:language="fr" fo:country="FR"/>
    </style:style>
    <style:style style:name="P65"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6" style:family="paragraph">
      <loext:graphic-properties draw:fill="none" draw:opacity="100%"/>
      <style:paragraph-properties fo:text-align="center"/>
    </style:style>
    <style:style style:name="P67" style:family="paragraph">
      <loext:graphic-properties draw:fill="none" draw:fill-color="#ffffff"/>
      <style:paragraph-properties fo:text-align="start" style:writing-mode="lr-tb"/>
      <style:text-properties fo:font-size="18pt"/>
    </style:style>
    <style:style style:name="P68" style:family="paragraph">
      <loext:graphic-properties draw:fill-color="#d62e4e"/>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text-align="start" style:writing-mode="lr-tb"/>
      <style:text-properties fo:font-size="48pt" fo:language="fr" fo:country="FR" fo:font-weight="bold" style:font-size-asian="48pt" style:font-size-complex="48pt"/>
    </style:style>
    <style:style style:name="P7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2" style:family="paragraph">
      <loext:graphic-properties draw:fill-color="#ffffff"/>
      <style:paragraph-properties style:writing-mode="lr-tb"/>
      <style:text-properties fo:font-size="24pt" fo:language="fr" fo:country="FR" fo:font-weight="bold" style:font-weight-asian="bold" style:font-weight-complex="bold"/>
    </style:style>
    <style:style style:name="P7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5cm 15.68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17cm" svg:height="6.3cm" svg:x="5.5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9.8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2.2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5"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10" draw:text-style-name="P25" draw:layer="layout" svg:width="27.084cm" svg:height="1.182cm" svg:x="0.378cm" svg:y="8.7cm" presentation:class="title" presentation:user-transformed="true">
          <draw:text-box>
            <text:p text:style-name="P12"><text:span text:style-name="T12">Exemple de squelette de formulair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7"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7" draw:layer="layout" svg:width="0.913cm" svg:height="14.531cm" draw:transform="rotate (-1.5707963267949) translate (28.597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8"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9"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0" draw:text-style-name="P31" draw:layer="layout" svg:width="6.4cm" svg:height="2cm" svg:x="7cm" svg:y="8.6cm">
          <text:p/>
          <draw:enhanced-geometry svg:viewBox="0 0 21600 21600" draw:type="rectangle" draw:enhanced-path="M 0 0 L 21600 0 21600 21600 0 21600 0 0 Z N"/>
        </draw:custom-shape>
        <draw:line draw:style-name="gr21" draw:text-style-name="P21" draw:layer="layout" svg:x1="7cm" svg:y1="10cm" svg:x2="7cm" svg:y2="13.2cm">
          <text:p/>
        </draw:line>
        <draw:frame draw:style-name="gr19"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29"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9"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9"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29"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2"><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21" draw:layer="layout" svg:width="10.6cm" svg:height="1.8cm" svg:x="8.8cm" svg:y="9cm">
          <text:p/>
          <draw:enhanced-geometry svg:viewBox="0 0 21600 21600" draw:type="rectangle" draw:enhanced-path="M 0 0 L 21600 0 21600 21600 0 21600 0 0 Z N"/>
        </draw:custom-shape>
        <draw:frame draw:style-name="gr15" draw:text-style-name="P24" draw:layer="layout" svg:width="8.2cm" svg:height="2.384cm" svg:x="19.4cm" svg:y="11.201cm">
          <draw:text-box>
            <text:p>Valeurs de votre formulaire séparée par "&amp;" (ajouté par le navigateur)</text:p>
          </draw:text-box>
        </draw:frame>
        <draw:line draw:style-name="gr25" draw:text-style-name="P21" draw:layer="layout" svg:x1="8.6cm" svg:y1="10.2cm" svg:x2="8.6cm" svg:y2="13.2cm">
          <text:p/>
        </draw:line>
        <draw:custom-shape draw:style-name="gr26" draw:text-style-name="P21" draw:layer="layout" svg:width="0.6cm" svg:height="1.8cm" svg:x="8cm" svg:y="9cm">
          <text:p/>
          <draw:enhanced-geometry svg:viewBox="0 0 21600 21600" draw:mirror-horizontal="true" draw:type="rectangle" draw:enhanced-path="M 0 0 L 21600 0 21600 21600 0 21600 0 0 Z N"/>
        </draw:custom-shape>
        <draw:line draw:style-name="gr27" draw:text-style-name="P21" draw:layer="layout" svg:x1="19.4cm" svg:y1="10.2cm" svg:x2="19.4cm" svg:y2="13.351cm">
          <text:p/>
        </draw:line>
        <draw:frame draw:style-name="gr28" draw:text-style-name="P24" draw:layer="layout" svg:width="10.4cm" svg:height="3.095cm" svg:x="8.6cm" svg:y="11cm">
          <draw:text-box>
            <text:p>Caractère signifiant le début des paramètres d'URL (ajouté par le navigateur à la soumission)</text:p>
          </draw:text-box>
        </draw:frame>
        <draw:frame draw:style-name="gr22" draw:text-style-name="P30"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3" draw:layer="layout" svg:width="10.4cm" svg:height="1.673cm" svg:x="14.4cm" svg:y="2.4cm">
          <draw:text-box>
            <text:p><text:span text:style-name="T20">Caractère signifiant le début des paramètres d'URL. </text:span><text:span text:style-name="T21">Indispensable</text:span></text:p>
          </draw:text-box>
        </draw:frame>
        <draw:custom-shape draw:style-name="gr29"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5" draw:text-style-name="P21" draw:layer="layout" svg:x1="14.4cm" svg:y1="2.421cm" svg:x2="14.4cm" svg:y2="5.821cm">
          <text:p/>
        </draw:line>
        <draw:line draw:style-name="gr30" draw:text-style-name="P21" draw:layer="layout" svg:x1="14.911cm" svg:y1="6.4cm" svg:x2="14.911cm" svg:y2="9.2cm">
          <text:p/>
        </draw:line>
        <draw:custom-shape draw:style-name="gr31" draw:text-style-name="P21" draw:layer="layout" svg:width="1.335cm" svg:height="0.753cm" svg:x="14.911cm" svg:y="5.786cm">
          <text:p/>
          <draw:enhanced-geometry svg:viewBox="0 0 21600 21600" draw:type="rectangle" draw:enhanced-path="M 0 0 L 21600 0 21600 21600 0 21600 0 0 Z N"/>
        </draw:custom-shape>
        <draw:frame draw:style-name="gr32" draw:text-style-name="P35" draw:layer="layout" svg:width="4.111cm" svg:height="1cm" svg:x="10.8cm" svg:y="8.2cm">
          <draw:text-box>
            <text:p text:style-name="P34"><text:span text:style-name="T20">Paramètre</text:span></text:p>
          </draw:text-box>
        </draw:frame>
        <draw:line draw:style-name="gr33" draw:text-style-name="P21" draw:layer="layout" svg:x1="25.711cm" svg:y1="6.4cm" svg:x2="25.711cm" svg:y2="11.2cm">
          <text:p/>
        </draw:line>
        <draw:custom-shape draw:style-name="gr34" draw:text-style-name="P21" draw:layer="layout" svg:width="5.311cm" svg:height="0.86cm" svg:x="20.4cm" svg:y="5.737cm">
          <text:p/>
          <draw:enhanced-geometry svg:viewBox="0 0 21600 21600" draw:type="rectangle" draw:enhanced-path="M 0 0 L 21600 0 21600 21600 0 21600 0 0 Z N"/>
        </draw:custom-shape>
        <draw:frame draw:style-name="gr32" draw:text-style-name="P35" draw:layer="layout" svg:width="4.111cm" svg:height="1cm" svg:x="21.6cm" svg:y="10.2cm">
          <draw:text-box>
            <text:p text:style-name="P34"><text:span text:style-name="T20">Valeur</text:span></text:p>
          </draw:text-box>
        </draw:frame>
        <draw:custom-shape draw:style-name="gr35"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6" draw:text-style-name="P21" draw:layer="layout" svg:x1="19.2cm" svg:y1="6.323cm" svg:x2="19.2cm" svg:y2="11.939cm">
          <text:p/>
        </draw:line>
        <draw:frame draw:style-name="gr19" draw:text-style-name="P35" draw:layer="layout" svg:width="8.6cm" svg:height="1.673cm" svg:x="10.6cm" svg:y="10.339cm">
          <draw:text-box>
            <text:p text:style-name="P34"><text:span text:style-name="T20">Séparateur entre chaque paire paramètre/valeur</text:span></text:p>
          </draw:text-box>
        </draw:frame>
        <draw:frame draw:style-name="gr37" draw:text-style-name="P36"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7" draw:text-style-name="P29"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30" draw:layer="layout" svg:width="25.147cm" svg:height="0.725cm" svg:x="1.017cm" svg:y="12.699cm">
          <draw:text-box>
            <text:p><text:span text:style-name="T16">* : A condition que le serveur soit https</text:span></text:p>
          </draw:text-box>
        </draw:frame>
        <draw:frame draw:style-name="gr22" draw:text-style-name="P30"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8" draw:text-style-name="P29"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7"><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9" draw:text-style-name="P29"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39" draw:text-style-name="P36"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38"><text:span text:style-name="T26">POST</text:span></text:p>
              </table:table-cell>
            </table:table-row>
            <table:table-row table:style-name="ro2">
              <table:table-cell table:style-name="ce3">
                <text:p text:style-name="P39"><text:span text:style-name="T27">Envoie les données dans l'URL</text:span></text:p>
                <text:p text:style-name="P39"><text:span text:style-name="T27">(Les données sont visibles de tous)</text:span></text:p>
              </table:table-cell>
              <table:table-cell table:style-name="ce4">
                <text:p text:style-name="P40"><text:span text:style-name="T27">Permet d'envoyer des données sensibles</text:span></text:p>
              </table:table-cell>
            </table:table-row>
            <table:table-row table:style-name="ro3">
              <table:table-cell table:style-name="ce3">
                <text:p text:style-name="P39"><text:span text:style-name="T27">Permet de jouer la requête lorsque la page est rafraîchie</text:span></text:p>
              </table:table-cell>
              <table:table-cell table:style-name="ce4">
                <text:p text:style-name="P40"><text:span text:style-name="T27">Ne permet pas de rejouer la requête au rafraîchissement</text:span></text:p>
              </table:table-cell>
            </table:table-row>
            <table:table-row table:style-name="ro3">
              <table:table-cell table:style-name="ce3">
                <text:p text:style-name="P39"><text:span text:style-name="T27">Limité en taille pour la requête</text:span></text:p>
              </table:table-cell>
              <table:table-cell table:style-name="ce5">
                <text:p text:style-name="P41"><text:span text:style-name="T27">Pas de limite pour la requête</text:span></text:p>
              </table:table-cell>
            </table:table-row>
            <table:table-row table:style-name="ro3">
              <table:table-cell table:style-name="ce3">
                <text:p text:style-name="P39"><text:span text:style-name="T27">Ne permet pas d'envoyer des médias</text:span></text:p>
              </table:table-cell>
              <table:table-cell table:style-name="ce5">
                <text:p text:style-name="P41"><text:span text:style-name="T27">Permet d'envoyer des médias</text:span></text:p>
              </table:table-cell>
            </table:table-row>
            <table:table-row table:style-name="ro3">
              <table:table-cell table:style-name="ce3">
                <text:p text:style-name="P39"><text:span text:style-name="T27">Peut être mis en marque-page</text:span></text:p>
              </table:table-cell>
              <table:table-cell table:style-name="ce5">
                <text:p text:style-name="P41"><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custom-shape draw:style-name="gr40"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42" draw:layer="layout" svg:width="1.64cm" svg:height="14.531cm" draw:transform="rotate (-1.5707963267949) translate (28.31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43"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1" draw:text-style-name="P29"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2"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2" draw:text-style-name="P29"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2"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3" draw:text-style-name="P29" draw:layer="layout" svg:width="25.806cm" svg:height="10.505cm" svg:x="1.37cm" svg:y="2.295cm" presentation:class="outline" presentation:user-transformed="true">
          <draw:text-box>
            <text:list text:style-name="L2">
              <text:list-item>
                <text:p text:style-name="P44"><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4" draw:text-style-name="P21" draw:layer="layout" svg:width="10.8cm" svg:height="1.4cm" svg:x="6.6cm" svg:y="4.6cm">
          <text:p/>
          <draw:enhanced-geometry svg:viewBox="0 0 21600 21600" draw:type="rectangle" draw:enhanced-path="M 0 0 L 21600 0 21600 21600 0 21600 0 0 Z N"/>
        </draw:custom-shape>
        <draw:line draw:style-name="gr45" draw:text-style-name="P21" draw:layer="layout" svg:x1="6.6cm" svg:y1="5.2cm" svg:x2="6.6cm" svg:y2="2.6cm">
          <text:p/>
        </draw:line>
        <draw:frame draw:style-name="gr46" draw:text-style-name="P24" draw:layer="layout" svg:width="10.2cm" svg:height="1.825cm" svg:x="6.6cm" svg:y="2.6cm">
          <draw:text-box>
            <text:p><text:span text:style-name="T30">Endroit où les données vont être envoyées et traitées</text:span></text:p>
          </draw:text-box>
        </draw:frame>
        <draw:custom-shape draw:style-name="gr47" draw:text-style-name="P31" draw:layer="layout" svg:width="5.8cm" svg:height="1.4cm" svg:x="17.6cm" svg:y="4.6cm">
          <text:p/>
          <draw:enhanced-geometry svg:viewBox="0 0 21600 21600" draw:type="rectangle" draw:enhanced-path="M 0 0 L 21600 0 21600 21600 0 21600 0 0 Z N"/>
        </draw:custom-shape>
        <draw:line draw:style-name="gr48" draw:text-style-name="P21" draw:layer="layout" svg:x1="17.6cm" svg:y1="9.8cm" svg:x2="17.6cm" svg:y2="5.8cm">
          <text:p/>
        </draw:line>
        <draw:frame draw:style-name="gr19" draw:text-style-name="P45"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24"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5" draw:text-style-name="P29" draw:layer="layout" svg:width="25.806cm" svg:height="9.555cm" svg:x="1.37cm" svg:y="2.295cm" presentation:class="outline" presentation:user-transformed="true">
          <draw:text-box>
            <text:list text:style-name="L2">
              <text:list-item>
                <text:p text:style-name="P44"><text:span text:style-name="T10">Ensemble de balises permettant à l'utilisateur de remplir les formulaires</text:span></text:p>
              </text:list-item>
              <text:list-item>
                <text:p text:style-name="P44"><text:span text:style-name="T10">Balise la plus courante : &lt;input&gt;</text:span></text:p>
                <text:list>
                  <text:list-item>
                    <text:p text:style-name="P1"><text:span text:style-name="T10">Très polyvalente</text:span></text:p>
                  </text:list-item>
                </text:list>
              </text:list-item>
              <text:list-item>
                <text:p text:style-name="P44"><text:span text:style-name="T10">Fonctionnent de pair avec la balise &lt;label&gt;</text:span></text:p>
              </text:list-item>
              <text:list-item>
                <text:p text:style-name="P44"><text:span text:style-name="T9">Doivent être dans une balise &lt;form&gt;</text:span></text:p>
              </text:list-item>
            </text:list>
          </draw:text-box>
        </draw:frame>
        <draw:custom-shape draw:style-name="gr49" draw:text-style-name="P18" draw:layer="layout" svg:width="2.538cm" svg:height="13.757cm" draw:transform="rotate (-3.14159265358979) translate (1.017cm 16.13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9"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7" draw:text-style-name="P29"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46"><text:span text:style-name="T14">"tel" : téléphone </text:span><text:span text:style-name="T10">(nouveauté html5)</text:span></text:p>
                  </text:list-item>
                  <text:list-item>
                    <text:p text:style-name="P46"><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7"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28" draw:text-style-name="P30"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47"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29"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29" draw:text-style-name="P48" draw:layer="layout" svg:width="12.314cm" svg:height="0.8cm" svg:x="1.286cm" svg:y="10.6cm" presentation:class="title" presentation:user-transformed="true">
          <draw:text-box>
            <text:p text:style-name="P12"><text:span text:style-name="T33">Exemple de balise &lt;input&gt; </text:span></text:p>
          </draw:text-box>
        </draw:frame>
        <draw:custom-shape draw:style-name="gr52" draw:text-style-name="P21" draw:layer="layout" svg:width="10.2cm" svg:height="1.2cm" svg:x="4cm" svg:y="4.4cm">
          <text:p/>
          <draw:enhanced-geometry svg:viewBox="0 0 21600 21600" draw:type="rectangle" draw:enhanced-path="M 0 0 L 21600 0 21600 21600 0 21600 0 0 Z N"/>
        </draw:custom-shape>
        <draw:line draw:style-name="gr53" draw:text-style-name="P21" draw:layer="layout" svg:x1="14.2cm" svg:y1="4.6cm" svg:x2="14.2cm" svg:y2="1.93cm">
          <text:p/>
        </draw:line>
        <draw:frame presentation:style-name="pr30" draw:text-style-name="P49" draw:layer="layout" svg:width="11.914cm" svg:height="2.605cm" svg:x="14.486cm" svg:y="1.9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54"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5" draw:text-style-name="P21" draw:layer="layout" svg:x1="14.2cm" svg:y1="6.5cm" svg:x2="15.4cm" svg:y2="6.5cm">
          <text:p/>
        </draw:line>
        <draw:frame presentation:style-name="pr30" draw:text-style-name="P49" draw:layer="layout" svg:width="11cm" svg:height="2.605cm" svg:x="15.6cm" svg:y="5.2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56" draw:text-style-name="P21" draw:layer="layout" svg:width="10.2cm" svg:height="1.1cm" svg:x="4cm" svg:y="7.3cm">
          <text:p/>
          <draw:enhanced-geometry svg:viewBox="0 0 21600 21600" draw:type="rectangle" draw:enhanced-path="M 0 0 L 21600 0 21600 21600 0 21600 0 0 Z N"/>
        </draw:custom-shape>
        <draw:line draw:style-name="gr57" draw:text-style-name="P21" draw:layer="layout" svg:x1="14.2cm" svg:y1="12.2cm" svg:x2="14.2cm" svg:y2="8.13cm">
          <text:p/>
        </draw:line>
        <draw:frame presentation:style-name="pr30" draw:text-style-name="P49"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55" draw:text-style-name="P21" draw:layer="layout" svg:x1="15.4cm" svg:y1="6cm" svg:x2="15.4cm" svg:y2="6.9cm">
          <text:p/>
        </draw:lin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50"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29" draw:text-style-name="P48" draw:layer="layout" svg:width="8.6cm" svg:height="0.8cm" svg:x="1cm" svg:y="11.2cm" presentation:class="title" presentation:user-transformed="true">
          <draw:text-box>
            <text:p text:style-name="P12"><text:span text:style-name="T33">Exemple de balise &lt;input&gt; </text:span></text:p>
          </draw:text-box>
        </draw:frame>
        <draw:line draw:style-name="gr58"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2" draw:text-style-name="P48" draw:layer="layout" svg:width="14cm" svg:height="2.4cm" svg:x="13.4cm" svg:y="11.2cm" presentation:class="title" presentation:user-transformed="true">
          <draw:text-box>
            <text:p text:style-name="P12"><text:span text:style-name="T33">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0" draw:layer="layout" svg:width="25.806cm" svg:height="2.904cm" svg:x="1.37cm" svg:y="2.296cm" presentation:class="outline" presentation:user-transformed="true">
          <draw:text-box>
            <text:list text:style-name="L2">
              <text:list-item>
                <text:p text:style-name="P51"><text:span text:style-name="T35">Définit la valeur par défaut d'un champ input :</text:span></text:p>
              </text:list-item>
            </text:list>
          </draw:text-box>
        </draw:frame>
        <draw:frame presentation:style-name="pr34" draw:text-style-name="P48" draw:layer="layout" svg:width="8.6cm" svg:height="1.423cm" svg:x="2.4cm" svg:y="10.4cm" presentation:class="title" presentation:user-transformed="true">
          <draw:text-box>
            <text:p text:style-name="P12"><text:span text:style-name="T33">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5" draw:text-style-name="P48" draw:layer="layout" svg:width="13.6cm" svg:height="1.599cm" svg:x="13.8cm" svg:y="10.401cm" presentation:class="title" presentation:user-transformed="true">
          <draw:text-box>
            <text:p text:style-name="P12"><text:span text:style-name="T33">Même exemple, mais cette fois-ci, la valeur de l'input provient du PHP</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6" draw:text-style-name="P29"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52"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60" draw:text-style-name="P53"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4" draw:layer="layout" svg:width="2.931cm" svg:height="14.531cm" draw:transform="rotate (-1.5707963267949) translate (14.48cm 12.8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38" draw:text-style-name="P50"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59" draw:text-style-name="P52"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3" presentation:class="page"/>
          <draw:frame presentation:style-name="pr39" draw:text-style-name="P55"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60" draw:text-style-name="P53"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4" draw:layer="layout" svg:width="2.931cm" svg:height="14.531cm" draw:transform="rotate (-1.5707963267949) translate (14.48cm 12.8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62"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51"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0" draw:text-style-name="P49"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1" draw:text-style-name="P49"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63" draw:text-style-name="P52"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4" presentation:class="page"/>
          <draw:frame presentation:style-name="pr42" draw:text-style-name="P55"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64" draw:text-style-name="P53"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4" draw:layer="layout" svg:width="2.931cm" svg:height="14.531cm" draw:transform="rotate (-1.5707963267949) translate (14.48cm 12.8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63" draw:text-style-name="P52"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62"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3" draw:text-style-name="P47"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5" presentation:class="page"/>
          <draw:frame presentation:style-name="pr44" draw:text-style-name="P55"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5" draw:text-style-name="P29"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7" draw:style-name="dp1" draw:master-page-name="Default" presentation:presentation-page-layout-name="AL1T0">
        <office:forms form:automatic-focus="false" form:apply-design-mode="false"/>
        <draw:custom-shape draw:style-name="gr60" draw:text-style-name="P53"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4"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6" draw:text-style-name="P56"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7" presentation:class="page"/>
          <draw:frame presentation:style-name="pr47" draw:text-style-name="P5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67" draw:text-style-name="P21" draw:layer="layout" svg:width="6cm" svg:height="1.4cm" svg:x="6.4cm" svg:y="3.6cm">
          <text:p/>
          <draw:enhanced-geometry svg:viewBox="0 0 21600 21600" draw:type="rectangle" draw:enhanced-path="M 0 0 L 21600 0 21600 21600 0 21600 0 0 Z N"/>
        </draw:custom-shape>
        <draw:line draw:style-name="gr68" draw:text-style-name="P21" draw:layer="layout" svg:x1="6.4cm" svg:y1="4.6cm" svg:x2="6.4cm" svg:y2="9.2cm">
          <text:p/>
        </draw:line>
        <draw:frame draw:style-name="gr15" draw:text-style-name="P24" draw:layer="layout" svg:width="9.6cm" svg:height="2.384cm" svg:x="6.4cm" svg:y="7cm">
          <draw:text-box>
            <text:p>Associe le <text:span text:style-name="T43">label</text:span> à un <text:span text:style-name="T43">champ (input)</text:span> possédant la même valeur pour l'attribut <text:span text:style-name="T43">"id"</text:span></text:p>
          </draw:text-box>
        </draw:frame>
        <draw:custom-shape draw:style-name="gr69" draw:text-style-name="P21" draw:layer="layout" svg:width="6cm" svg:height="1.4cm" svg:x="17.8cm" svg:y="4.8cm">
          <text:p/>
          <draw:enhanced-geometry svg:viewBox="0 0 21600 21600" draw:type="rectangle" draw:enhanced-path="M 0 0 L 21600 0 21600 21600 0 21600 0 0 Z N"/>
        </draw:custom-shape>
        <draw:line draw:style-name="gr70" draw:text-style-name="P21" draw:layer="layout" svg:x1="17.8cm" svg:y1="5.2cm" svg:x2="17.8cm" svg:y2="9.4cm">
          <text:p/>
        </draw:line>
        <draw:frame draw:style-name="gr71" draw:text-style-name="P24" draw:layer="layout" svg:width="9.6cm" svg:height="3cm" svg:x="17.8cm" svg:y="7cm">
          <draw:text-box>
            <text:p>Associe le <text:span text:style-name="T43">champ (input)</text:span> à un <text:span text:style-name="T43">label</text:span> possédant la même valeur pour l'attribut <text:span text:style-name="T43">"for"</text:span></text:p>
          </draw:text-box>
        </draw:frame>
        <draw:frame draw:style-name="gr59" draw:text-style-name="P52"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59" draw:layer="layout" svg:width="26.06cm" svg:height="9.904cm" svg:x="1.37cm" svg:y="2.296cm" presentation:class="outline" presentation:user-transformed="true">
          <draw:text-box>
            <text:p text:style-name="P37"><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9" draw:text-style-name="P29" draw:layer="layout" svg:width="25.806cm" svg:height="7.305cm" svg:x="1.37cm" svg:y="2.295cm" presentation:class="outline" presentation:user-transformed="true">
          <draw:text-box>
            <text:list text:style-name="L2">
              <text:list-item>
                <text:p text:style-name="P37"><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32" draw:text-style-name="P60"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0" draw:text-style-name="P29"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32" draw:text-style-name="P60"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9" draw:layer="layout" svg:width="25.806cm" svg:height="8.105cm" svg:x="1.37cm" svg:y="2.295cm" presentation:class="outline" presentation:user-transformed="true">
          <draw:text-box>
            <text:list text:style-name="L2">
              <text:list-item>
                <text:p text:style-name="P37"><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2" draw:text-style-name="P29" draw:layer="layout" svg:width="25.806cm" svg:height="8.105cm" svg:x="1.37cm" svg:y="2.295cm" presentation:class="outline" presentation:user-transformed="true">
          <draw:text-box>
            <text:list text:style-name="L2">
              <text:list-item>
                <text:p text:style-name="P37"><text:span text:style-name="T14">POST ou GET : </text:span><text:span text:style-name="T15">La page sera rechargée à la soumission </text:span></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59" draw:layer="layout" svg:width="26.06cm" svg:height="9.904cm" svg:x="1.358cm" svg:y="2.296cm" presentation:class="outline" presentation:user-transformed="true">
          <draw:text-box>
            <text:p text:style-name="P37"><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4" draw:text-style-name="P29"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5" draw:text-style-name="P29"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29"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2cm" svg:y="14.152cm">
          <draw:text-box>
            <text:p><text:span text:style-name="T16">Source :</text:span></text:p>
            <text:list text:style-name="L1">
              <text:list-item>
                <text:p><text:span text:style-name="T23">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7" draw:layer="layout" svg:width="23.714cm" svg:height="1.737cm" svg:x="2.143cm" svg:y="5.6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7" draw:text-style-name="P29"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1"><text:span text:style-name="T14">radio : Permet de sélectionner qu'un seul élément </text:span><text:span text:style-name="T10">de la même catégorie</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8" draw:text-style-name="P29" draw:layer="layout" svg:width="25.806cm" svg:height="8.955cm" svg:x="1.37cm" svg:y="2.295cm" presentation:class="outline" presentation:user-transformed="true">
          <draw:text-box>
            <text:list text:style-name="L2">
              <text:list-item>
                <text:p text:style-name="P37"><text:span text:style-name="T10">Doivent être associés à un label respectif pour qu'ils soient compréhensibles pour l'être humain</text:span></text:p>
              </text:list-item>
              <text:list-item>
                <text:p text:style-name="P37"><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9" draw:text-style-name="P29"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7"><text:span text:style-name="T10"/></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4" draw:text-style-name="P30"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0" draw:text-style-name="P29"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7"><text:span text:style-name="T10">Les choix liés doivent avoir la même valeur pour l'attribut "name" et une valeur unique pour l'attribut "value"</text:span></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4"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1" draw:text-style-name="P29"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74"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2" draw:text-style-name="P47" draw:layer="layout" svg:width="23.714cm" svg:height="0.869cm" svg:x="2.143cm" svg:y="3.063cm" presentation:class="title" presentation:user-transformed="true">
          <draw:text-box>
            <text:p text:style-name="P12"><text:span text:style-name="T32">Exemple d'input type "radio"</text:span></text:p>
          </draw:text-box>
        </draw:frame>
        <draw:custom-shape draw:style-name="gr75" draw:text-style-name="P21" draw:layer="layout" svg:width="5.8cm" svg:height="1cm" svg:x="12.8cm" svg:y="4.4cm">
          <text:p/>
          <draw:enhanced-geometry svg:viewBox="0 0 21600 21600" draw:type="rectangle" draw:enhanced-path="M 0 0 L 21600 0 21600 21600 0 21600 0 0 Z N"/>
        </draw:custom-shape>
        <draw:custom-shape draw:style-name="gr76" draw:text-style-name="P21" draw:layer="layout" svg:width="5.8cm" svg:height="1cm" svg:x="13.2cm" svg:y="6.2cm">
          <text:p/>
          <draw:enhanced-geometry svg:viewBox="0 0 21600 21600" draw:type="rectangle" draw:enhanced-path="M 0 0 L 21600 0 21600 21600 0 21600 0 0 Z N"/>
        </draw:custom-shape>
        <draw:custom-shape draw:style-name="gr76" draw:text-style-name="P21" draw:layer="layout" svg:width="5.8cm" svg:height="1cm" svg:x="14cm" svg:y="8cm">
          <text:p/>
          <draw:enhanced-geometry svg:viewBox="0 0 21600 21600" draw:type="rectangle" draw:enhanced-path="M 0 0 L 21600 0 21600 21600 0 21600 0 0 Z N"/>
        </draw:custom-shape>
        <draw:line draw:style-name="gr70" draw:text-style-name="P21" draw:layer="layout" svg:x1="12.8cm" svg:y1="5.4cm" svg:x2="12.8cm" svg:y2="6.2cm">
          <text:p/>
        </draw:line>
        <draw:line draw:style-name="gr70" draw:text-style-name="P21" draw:layer="layout" svg:x1="13.2cm" svg:y1="7.2cm" svg:x2="13.2cm" svg:y2="8cm">
          <text:p/>
        </draw:line>
        <draw:line draw:style-name="gr70" draw:text-style-name="P21" draw:layer="layout" svg:x1="12.8cm" svg:y1="6.2cm" svg:x2="13.4cm" svg:y2="6.2cm">
          <text:p/>
        </draw:line>
        <draw:line draw:style-name="gr70" draw:text-style-name="P21" draw:layer="layout" svg:x1="13.2cm" svg:y1="8cm" svg:x2="14cm" svg:y2="8cm">
          <text:p/>
        </draw:line>
        <draw:line draw:style-name="gr70" draw:text-style-name="P21" draw:layer="layout" svg:x1="14cm" svg:y1="8.8cm" svg:x2="14cm" svg:y2="12.4cm">
          <text:p/>
        </draw:line>
        <draw:frame draw:style-name="gr77" draw:text-style-name="P24" draw:layer="layout" svg:width="13.2cm" svg:height="2.4cm" svg:x="14cm" svg:y="10.2cm">
          <draw:text-box>
            <text:p>Les trois input <text:span text:style-name="T43">ont la même valeur pour l'attribut "name"</text:span> conséquemment seul un choix parmi les trois peut être sélectionné</text:p>
          </draw:text-box>
        </draw:frame>
        <draw:custom-shape draw:style-name="gr78" draw:text-style-name="P21" draw:layer="layout" svg:width="3cm" svg:height="1cm" svg:x="5.2cm" svg:y="4.4cm">
          <text:p/>
          <draw:enhanced-geometry svg:viewBox="0 0 21600 21600" draw:type="rectangle" draw:enhanced-path="M 0 0 L 21600 0 21600 21600 0 21600 0 0 Z N"/>
        </draw:custom-shape>
        <draw:line draw:style-name="gr79" draw:text-style-name="P21" draw:layer="layout" svg:x1="5.2cm" svg:y1="5.2cm" svg:x2="5.2cm" svg:y2="11.8cm">
          <text:p/>
        </draw:line>
        <draw:frame draw:style-name="gr19" draw:text-style-name="P24" draw:layer="layout" svg:width="7.6cm" svg:height="1.673cm" svg:x="5.2cm" svg:y="10.1cm">
          <draw:text-box>
            <text:p>Valeur "radio" pour avoir le comportement attendu</text:p>
          </draw:text-box>
        </draw:frame>
        <draw:frame draw:style-name="gr74"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2" draw:text-style-name="P47" draw:layer="layout" svg:width="23.714cm" svg:height="0.869cm" svg:x="2.143cm" svg:y="3.063cm" presentation:class="title" presentation:user-transformed="true">
          <draw:text-box>
            <text:p text:style-name="P12"><text:span text:style-name="T32">Exemple d'input type "radio"</text:span></text:p>
          </draw:text-box>
        </draw:frame>
        <draw:custom-shape draw:style-name="gr80" draw:text-style-name="P21" draw:layer="layout" svg:width="5.8cm" svg:height="1cm" svg:x="18.8cm" svg:y="4.4cm">
          <text:p/>
          <draw:enhanced-geometry svg:viewBox="0 0 21600 21600" draw:type="rectangle" draw:enhanced-path="M 0 0 L 21600 0 21600 21600 0 21600 0 0 Z N"/>
        </draw:custom-shape>
        <draw:line draw:style-name="gr68" draw:text-style-name="P21" draw:layer="layout" svg:x1="18.8cm" svg:y1="5.2cm" svg:x2="18.8cm" svg:y2="11.6cm">
          <text:p/>
        </draw:line>
        <draw:frame draw:style-name="gr19" draw:text-style-name="P62" draw:layer="layout" svg:width="13.2cm" svg:height="1.673cm" svg:x="5.6cm" svg:y="10.2cm">
          <draw:text-box>
            <text:p text:style-name="P34">Chaque input possède une valeur unique pour l'attribut "value"</text:p>
          </draw:text-box>
        </draw:frame>
        <draw:frame draw:style-name="gr74" draw:text-style-name="P30"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3" draw:text-style-name="P29" draw:layer="layout" svg:width="25.806cm" svg:height="10.105cm" svg:x="1.37cm" svg:y="2.295cm" presentation:class="outline" presentation:user-transformed="true">
          <draw:text-box>
            <text:list text:style-name="L2">
              <text:list-item>
                <text:p text:style-name="P37"><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4" draw:text-style-name="P29" draw:layer="layout" svg:width="25.806cm" svg:height="1.505cm" svg:x="1.37cm" svg:y="2.295cm" presentation:class="outline" presentation:user-transformed="true">
          <draw:text-box>
            <text:list text:style-name="L2">
              <text:list-item>
                <text:p text:style-name="P37"><text:span text:style-name="T10">Valeurs uniques</text:span></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81" draw:text-style-name="P21" draw:layer="layout" svg:width="3.8cm" svg:height="1cm" svg:x="17.2cm" svg:y="4.2cm">
          <text:p/>
          <draw:enhanced-geometry svg:viewBox="0 0 21600 21600" draw:type="rectangle" draw:enhanced-path="M 0 0 L 21600 0 21600 21600 0 21600 0 0 Z N"/>
        </draw:custom-shape>
        <draw:line draw:style-name="gr82" draw:text-style-name="P21" draw:layer="layout" svg:x1="17.2cm" svg:y1="4.3cm" svg:x2="17.2cm" svg:y2="11.8cm">
          <text:p/>
        </draw:line>
        <draw:frame draw:style-name="gr83" draw:text-style-name="P62" draw:layer="layout" svg:width="13.2cm" svg:height="3.806cm" svg:x="4cm" svg:y="8.283cm">
          <draw:text-box>
            <text:p text:style-name="P34">La valeur de l'attribut "name" est <text:span text:style-name="T43">unique</text:span> à chaque checkbox.</text:p>
            <text:p text:style-name="P34"/>
            <text:p text:style-name="P34">Chaque donnée est envoyée indépendamment</text:p>
          </draw:text-box>
        </draw:frame>
        <draw:frame draw:style-name="gr19" draw:text-style-name="P30"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5" draw:text-style-name="P29"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59" draw:layer="layout" svg:width="26.06cm" svg:height="9.904cm" svg:x="1.358cm" svg:y="2.296cm" presentation:class="outline" presentation:user-transformed="true">
          <draw:text-box>
            <text:p text:style-name="P37"><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3"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4"><text:span text:style-name="T50">Peut se substituer à la balise &lt;input type="radio"&gt; quand il y a trop de choix</text:span></text:p>
              </text:list-item>
              <text:list-item>
                <text:p text:style-name="P44"><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8" draw:text-style-name="P63"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4"><text:span text:style-name="T50"/></text:p>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9" draw:text-style-name="P63"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70" draw:text-style-name="P29"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43" draw:text-style-name="P30"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5" draw:text-style-name="P21" draw:layer="layout" svg:width="4.2cm" svg:height="1cm" svg:x="8.4cm" svg:y="4cm">
          <text:p/>
          <draw:enhanced-geometry svg:viewBox="0 0 21600 21600" draw:type="rectangle" draw:enhanced-path="M 0 0 L 21600 0 21600 21600 0 21600 0 0 Z N"/>
        </draw:custom-shape>
        <draw:line draw:style-name="gr70" draw:text-style-name="P21" draw:layer="layout" svg:x1="8.4cm" svg:y1="4.1cm" svg:x2="8.4cm" svg:y2="14.2cm">
          <text:p/>
        </draw:line>
        <draw:frame draw:style-name="gr15" draw:text-style-name="P62" draw:layer="layout" svg:width="8cm" svg:height="2.384cm" svg:x="0.2cm" svg:y="12.024cm">
          <draw:text-box>
            <text:p text:style-name="P34">L'attribut "name" est défini au niveau de la balise &lt;select&gt;</text:p>
          </draw:text-box>
        </draw:frame>
        <draw:custom-shape draw:style-name="gr86" draw:text-style-name="P21" draw:layer="layout" svg:width="4.2cm" svg:height="1cm" svg:x="9.8cm" svg:y="5.7cm">
          <text:p/>
          <draw:enhanced-geometry svg:viewBox="0 0 21600 21600" draw:type="rectangle" draw:enhanced-path="M 0 0 L 21600 0 21600 21600 0 21600 0 0 Z N"/>
        </draw:custom-shape>
        <draw:line draw:style-name="gr87" draw:text-style-name="P21" draw:layer="layout" svg:x1="9.8cm" svg:y1="5.65cm" svg:x2="9.8cm" svg:y2="13.8cm">
          <text:p/>
        </draw:line>
        <draw:frame draw:style-name="gr19" draw:text-style-name="P45"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custom-shape draw:style-name="gr88" draw:text-style-name="P42" draw:layer="layout" svg:width="1.64cm" svg:height="14.531cm" draw:transform="rotate (-1.5707963267949) translate (28.781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64" draw:layer="layout" svg:width="2.931cm" svg:height="14.531cm" draw:transform="rotate (-1.5707963267949) translate (13.8cm 14.2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1" draw:text-style-name="P56"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5" presentation:class="page"/>
          <draw:frame presentation:style-name="pr72" draw:text-style-name="P55"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59" draw:layer="layout" svg:width="26.06cm" svg:height="9.904cm" svg:x="1.358cm" svg:y="2.296cm" presentation:class="outline" presentation:user-transformed="true">
          <draw:text-box>
            <text:p text:style-name="P37"><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4" draw:text-style-name="P29"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6"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0" draw:text-style-name="P30"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91"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5"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6" draw:text-style-name="P29"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2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1"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8"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59" draw:layer="layout" svg:width="26.06cm" svg:height="9.904cm" svg:x="1.358cm" svg:y="2.296cm" presentation:class="outline" presentation:user-transformed="true">
          <draw:text-box>
            <text:p text:style-name="P37"><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9"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2"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94" draw:text-style-name="P30" draw:layer="layout" svg:width="25.147cm" svg:height="2.677cm" svg:x="1.02cm" svg:y="13.652cm">
          <draw:text-box>
            <text:p><text:span text:style-name="T16">Source(s) :</text:span></text:p>
            <text:list text:style-name="L1">
              <text:list-item>
                <text:p><text:span text:style-name="T23">https://developer.mozilla.org/en-US/docs/Tools/Web_Console/Keyboard_shortcuts</text:span></text:p>
              </text:list-item>
              <text:list-item>
                <text:p><text:span text:style-name="T23">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5" draw:text-style-name="P65" draw:layer="layout" svg:width="16.6cm" svg:height="1.038cm" svg:x="10.2cm" svg:y="12.3cm">
          <draw:text-box>
            <text:p text:style-name="P12"><text:span text:style-name="T55">console du navigateur Brave</text:span></text:p>
          </draw:text-box>
        </draw:frame>
        <draw:frame draw:style-name="gr96" draw:text-style-name="P65" draw:layer="layout" svg:width="7cm" svg:height="1.825cm" svg:x="1.6cm" svg:y="11.85cm">
          <draw:text-box>
            <text:p text:style-name="P12"><text:span text:style-name="T55">Menu contextuel de Firefox</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98" draw:text-style-name="P66" draw:layer="layout" svg:width="2.4cm" svg:height="1.4cm" svg:x="3.6cm" svg:y="7.4cm">
          <text:p/>
          <draw:enhanced-geometry svg:viewBox="0 0 21600 21600" draw:type="rectangle" draw:enhanced-path="M 0 0 L 21600 0 21600 21600 0 21600 0 0 Z N"/>
        </draw:custom-shape>
        <draw:line draw:style-name="gr99" draw:text-style-name="P21" draw:layer="layout" svg:x1="3.6cm" svg:y1="8.6cm" svg:x2="3.6cm" svg:y2="11.6cm">
          <text:p/>
        </draw:line>
        <draw:frame draw:style-name="gr15" draw:text-style-name="P67"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00" draw:text-style-name="P66" draw:layer="layout" svg:width="1.2cm" svg:height="1.4cm" svg:x="1.4cm" svg:y="7.4cm">
          <text:p/>
          <draw:enhanced-geometry svg:viewBox="0 0 21600 21600" draw:type="rectangle" draw:enhanced-path="M 0 0 L 21600 0 21600 21600 0 21600 0 0 Z N"/>
        </draw:custom-shape>
        <draw:line draw:style-name="gr101" draw:text-style-name="P21" draw:layer="layout" svg:x1="1.4cm" svg:y1="4.2cm" svg:x2="1.4cm" svg:y2="7.73cm">
          <text:p/>
        </draw:line>
        <draw:frame draw:style-name="gr102" draw:text-style-name="P67"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presentation:notes draw:style-name="dp2">
          <draw:page-thumbnail draw:style-name="gr3" draw:layer="layout" svg:width="13.586cm" svg:height="11.136cm" svg:x="3.703cm" svg:y="2.252cm" draw:page-number="7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03" draw:text-style-name="P66" draw:layer="layout" svg:width="14.8cm" svg:height="8.8cm" svg:x="3.6cm" svg:y="3cm">
          <text:p/>
          <draw:enhanced-geometry svg:viewBox="0 0 21600 21600" draw:type="rectangle" draw:enhanced-path="M 0 0 L 21600 0 21600 21600 0 21600 0 0 Z N"/>
        </draw:custom-shape>
        <draw:line draw:style-name="gr99" draw:text-style-name="P21" draw:layer="layout" svg:x1="3.6cm" svg:y1="11cm" svg:x2="3.6cm" svg:y2="13.4cm">
          <text:p/>
        </draw:line>
        <draw:frame draw:style-name="gr19" draw:text-style-name="P45" draw:layer="layout" svg:width="12.6cm" svg:height="1.673cm" svg:x="3.6cm" svg:y="11.8cm">
          <draw:text-box>
            <text:p text:style-name="P1">Code HTML de la page courante<text:line-break/>L'élément en bleu est l'élément sélectionné</text:p>
          </draw:text-box>
        </draw:frame>
        <draw:custom-shape draw:style-name="gr104" draw:text-style-name="P66" draw:layer="layout" svg:width="5.6cm" svg:height="9.2cm" svg:x="18.8cm" svg:y="2.6cm">
          <text:p/>
          <draw:enhanced-geometry svg:viewBox="0 0 21600 21600" draw:mirror-horizontal="true" draw:type="rectangle" draw:enhanced-path="M 0 0 L 21600 0 21600 21600 0 21600 0 0 Z N"/>
        </draw:custom-shape>
        <draw:frame draw:style-name="gr83" draw:text-style-name="P45" draw:layer="layout" svg:width="8.6cm" svg:height="3.806cm" svg:x="18.8cm" svg:y="11.8cm">
          <draw:text-box>
            <text:p text:style-name="P1">Déclarations CSS et sélecteurs CSS de l'élément sélectionné</text:p>
          </draw:text-box>
        </draw:frame>
        <draw:line draw:style-name="gr53" draw:text-style-name="P21" draw:layer="layout" svg:x1="18.8cm" svg:y1="11.67cm" svg:x2="18.8cm" svg:y2="14.2cm">
          <text:p/>
        </draw:lin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5" draw:text-style-name="P50"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72" draw:text-style-name="P27"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44">Pratiquons ! - Console web</text:span></text:p>
          </draw:text-box>
        </draw:frame>
        <draw:custom-shape draw:style-name="gr73"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56" draw:layer="layout" svg:width="26.06cm" svg:height="11.704cm" svg:x="1.37cm" svg:y="2.296cm" presentation:class="outline" presentation:user-transformed="true">
          <draw:text-box>
            <text:list text:style-name="L2">
              <text:list-item>
                <text:p text:style-name="P37"><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7"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5" draw:text-style-name="P30" draw:layer="layout" svg:width="25.147cm" svg:height="0.8cm" svg:x="1.021cm" svg:y="14.8cm">
          <draw:text-box>
            <text:p><text:span text:style-name="T16">* </text:span><text:span text:style-name="T23">liste non exhaustive</text:span></text:p>
          </draw:text-box>
        </draw:frame>
        <presentation:notes draw:style-name="dp2">
          <draw:page-thumbnail draw:style-name="gr3" draw:layer="layout" svg:width="13.586cm" svg:height="11.136cm" svg:x="3.703cm" svg:y="2.252cm" draw:page-number="78"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_5f_" presentation:presentation-page-layout-name="AL1T0">
        <office:forms form:automatic-focus="false" form:apply-design-mode="false"/>
        <draw:frame presentation:style-name="pr89"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6" draw:text-style-name="P6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7" draw:text-style-name="P69"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0"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08" draw:text-style-name="P30"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79"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0" draw:style-name="dp1" draw:master-page-name="Default" presentation:presentation-page-layout-name="AL1T0">
        <office:forms form:automatic-focus="false" form:apply-design-mode="false"/>
        <draw:frame presentation:style-name="pr92" draw:text-style-name="P70"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92"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3"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30"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9" draw:text-style-name="P71"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presentation:notes draw:style-name="dp2">
          <draw:page-thumbnail draw:style-name="gr3" draw:layer="layout" svg:width="13.586cm" svg:height="11.136cm" svg:x="3.703cm" svg:y="2.252cm" draw:page-number="81"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3" draw:master-page-name="Default" presentation:presentation-page-layout-name="AL1T0">
        <draw:custom-shape draw:style-name="gr110" draw:text-style-name="P27"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7" draw:layer="layout" svg:width="25.198cm" svg:height="1.303cm" svg:x="1.393cm" svg:y="0.627cm" presentation:class="title" presentation:user-transformed="true">
          <draw:text-box>
            <text:p text:style-name="P1"><text:span text:style-name="T61">Pratiquons ! - </text:span><text:span text:style-name="T44"><text:s/>Notre premier formulaire</text:span></text:p>
          </draw:text-box>
        </draw:frame>
        <draw:custom-shape draw:style-name="gr111" draw:text-style-name="P5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59" draw:layer="layout" svg:width="26.06cm" svg:height="3.104cm" svg:x="1.334cm" svg:y="2.296cm" presentation:class="outline" presentation:user-transformed="true">
          <draw:text-box>
            <text:p text:style-name="P37"><text:span text:style-name="T62">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4" draw:master-page-name="Default" presentation:presentation-page-layout-name="AL3T1">
        <office:forms form:automatic-focus="false" form:apply-design-mode="false"/>
        <draw:frame presentation:style-name="pr97" draw:text-style-name="P72" draw:layer="layout" svg:width="25.198cm" svg:height="12.191cm" svg:x="1.4cm" svg:y="1.713cm">
          <draw:text-box>
            <text:p><text:span text:style-name="T63">Questions ?</text:span></text:p>
          </draw:text-box>
        </draw:frame>
        <presentation:notes draw:style-name="dp2">
          <draw:page-thumbnail draw:style-name="gr3" draw:layer="layout" svg:width="13.586cm" svg:height="11.136cm" svg:x="3.703cm" svg:y="2.252cm" draw:page-number="83" presentation:class="page"/>
          <draw:frame presentation:style-name="pr3" draw:text-style-name="P73" draw:layer="layout" svg:width="16.8cm" svg:height="13.365cm" svg:x="2.097cm" svg:y="14.103cm" presentation:class="notes" presentation:placeholder="true">
            <draw:text-box/>
          </draw:frame>
        </presentation:notes>
      </draw:page>
      <draw:page draw:name="page8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6-29T11:08:49.871000000</dc:date>
    <meta:editing-duration>P21DT22H15M7S</meta:editing-duration>
    <meta:editing-cycles>1327</meta:editing-cycles>
    <meta:generator>LibreOffice/7.2.7.2$Windows_X86_64 LibreOffice_project/8d71d29d553c0f7dcbfa38fbfda25ee34cce99a2</meta:generator>
    <meta:document-statistic meta:object-count="691"/>
  </office:meta>
</office:document-meta>
</file>